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text-properties fo:font-size="20pt" style:font-size-asian="26pt" style:font-size-complex="26pt"/>
    </style:style>
    <style:style style:name="P12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33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5" style:family="text">
      <style:text-properties fo:font-size="32pt" fo:font-style="italic" style:font-size-asian="44pt" style:font-style-asian="italic" style:font-size-complex="44pt" style:font-style-complex="italic"/>
    </style:style>
    <style:style style:name="T36" style:family="text">
      <style:text-properties fo:font-size="32pt" fo:font-style="normal" style:font-size-asian="44pt" style:font-style-asian="normal" style:font-size-complex="44pt" style:font-style-complex="normal"/>
    </style:style>
    <style:style style:name="T37" style:family="text">
      <style:text-properties fo:font-size="20pt" style:font-size-asian="26pt" style:font-size-complex="26pt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ize="26pt" style:font-size-asian="36pt" style:font-size-complex="36pt"/>
    </style:style>
    <style:style style:name="T4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 text:style-name="P10"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 text:style-name="P10"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31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32">F</text:span><text:span text:style-name="T33"> </text:span><text:span text:style-name="T8">(</text:span><text:span text:style-name="T34">q</text:span><text:span text:style-name="T8">, </text:span><text:span text:style-name="T34">p</text:span><text:span text:style-name="T8">, </text:span><text:span text:style-name="T35">t</text:span><text:span text:style-name="T36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37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38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2" draw:layer="layout" svg:width="25.199cm" svg:height="4.384cm" svg:x="1.4cm" svg:y="0.398cm" presentation:class="title" presentation:user-transformed="true">
          <draw:text-box>
            <text:p><text:span text:style-name="T39">Nennen Sie im Zusammenhang mit dem modifizierten Hamilton’schen Prinzip ein erstes Kriterium dafür, dass eine Phasentransformation (</text:span><text:span text:style-name="T40">q</text:span><text:span text:style-name="T39">, </text:span><text:span text:style-name="T40">p</text:span><text:span text:style-name="T39">) −→ (¯</text:span><text:span text:style-name="T40">q</text:span><text:span text:style-name="T39">, ¯</text:span><text:span text:style-name="T40">p</text:span><text:span text:style-name="T39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23:40:30.494000000</dc:date>
    <meta:document-statistic meta:object-count="352"/>
  </office:meta>
</office:document-meta>
</file>